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tyle="italic" officeooo:rsid="0049e387" officeooo:paragraph-rsid="00181203" style:font-style-asian="italic" style:font-style-complex="italic"/>
    </style:style>
    <style:style style:name="P2" style:family="paragraph" style:parent-style-name="Standard">
      <style:text-properties style:font-name="Liberation Serif" fo:font-style="italic" officeooo:rsid="002680e2" officeooo:paragraph-rsid="00181203" style:font-style-asian="italic" style:font-style-complex="italic"/>
    </style:style>
    <style:style style:name="P3" style:family="paragraph" style:parent-style-name="Standard">
      <style:text-properties style:font-name="Liberation Serif" fo:font-style="italic" officeooo:rsid="004992d1" officeooo:paragraph-rsid="00181203" style:font-style-asian="italic" style:font-style-complex="italic"/>
    </style:style>
    <style:style style:name="P4" style:family="paragraph" style:parent-style-name="Standard">
      <style:text-properties style:font-name="Liberation Serif" fo:font-style="italic" style:text-underline-style="none" officeooo:rsid="0162ecf6" officeooo:paragraph-rsid="00181203" style:font-style-asian="italic" style:font-style-complex="italic"/>
    </style:style>
    <style:style style:name="P5" style:family="paragraph" style:parent-style-name="Standard">
      <style:text-properties officeooo:rsid="002680e2" officeooo:paragraph-rsid="00181203"/>
    </style:style>
    <style:style style:name="P6" style:family="paragraph" style:parent-style-name="Standard">
      <style:text-properties style:font-name="Dudu Cyryllic" officeooo:rsid="002680e2" officeooo:paragraph-rsid="00181203"/>
    </style:style>
    <style:style style:name="P7" style:family="paragraph" style:parent-style-name="Standard">
      <style:text-properties officeooo:rsid="0026e4e3" officeooo:paragraph-rsid="00181203"/>
    </style:style>
    <style:style style:name="P8" style:family="paragraph" style:parent-style-name="Standard">
      <style:text-properties officeooo:rsid="00463b81" officeooo:paragraph-rsid="00181203"/>
    </style:style>
    <style:style style:name="P9" style:family="paragraph" style:parent-style-name="Standard">
      <style:text-properties officeooo:rsid="004777ed" officeooo:paragraph-rsid="00181203"/>
    </style:style>
    <style:style style:name="P10" style:family="paragraph" style:parent-style-name="Standard">
      <style:text-properties officeooo:rsid="0047c497" officeooo:paragraph-rsid="00181203"/>
    </style:style>
    <style:style style:name="P11" style:family="paragraph" style:parent-style-name="Standard">
      <style:text-properties officeooo:rsid="004992d1" officeooo:paragraph-rsid="00181203"/>
    </style:style>
    <style:style style:name="P12" style:family="paragraph" style:parent-style-name="Standard">
      <style:text-properties style:text-underline-style="none" officeooo:rsid="0049e387" officeooo:paragraph-rsid="00181203"/>
    </style:style>
    <style:style style:name="P13" style:family="paragraph" style:parent-style-name="Preformatted_20_Text">
      <style:text-properties officeooo:rsid="002680e2" officeooo:paragraph-rsid="0018120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62ecf6"/>
    </style:style>
    <style:style style:name="T3" style:family="text">
      <style:text-properties style:text-underline-style="none" officeooo:rsid="004a4ed7"/>
    </style:style>
    <style:style style:name="T4" style:family="text">
      <style:text-properties style:text-underline-style="none" officeooo:rsid="0049e387"/>
    </style:style>
    <style:style style:name="T5" style:family="text">
      <style:text-properties style:text-underline-style="none" officeooo:rsid="03780a83"/>
    </style:style>
    <style:style style:name="T6" style:family="text">
      <style:text-properties officeooo:rsid="021e92ee"/>
    </style:style>
    <style:style style:name="T7" style:family="text">
      <style:text-properties officeooo:rsid="01607a45"/>
    </style:style>
    <style:style style:name="T8" style:family="text">
      <style:text-properties officeooo:rsid="0026e4e3"/>
    </style:style>
    <style:style style:name="T9" style:family="text">
      <style:text-properties officeooo:rsid="004777ed"/>
    </style:style>
    <style:style style:name="T10" style:family="text">
      <style:text-properties officeooo:rsid="0047c497"/>
    </style:style>
    <style:style style:name="T11" style:family="text">
      <style:text-properties officeooo:rsid="037931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5"/>
      <text:p text:style-name="P5">Гегеля я держал в шкафчике. Они у нас без замков, но оттуда ничего не пропадало, если не считать значка и книжки одного московского литератора, которую мне и читать-то не хотелось; просто из чувства долга. </text:p>
      <text:p text:style-name="P5">Жаль только, что <text:span text:style-name="T6">та книга</text:span> была из <text:span text:style-name="T6">тёщиного </text:span>серванта.</text:p>
      <text:p text:style-name="P5">Тогда-то я и принёс «Феноменологию», в виде эксперимента. </text:p>
      <text:p text:style-name="P5">Нет; пришлось <text:span text:style-name="T6">до</text:span>чит<text:span text:style-name="T6">ыв</text:span>ать до самого конца. </text:p>
      <text:p text:style-name="P5">В конце оказалось, что это вообще не Гегель писал, а какой-то Розенкранц записывал его лекции, а потом публиковал свои конспекты, чтоб переводили на русский, чтобы мне слаще дремалось в вагончике. И на том спасибо.</text:p>
      <text:p text:style-name="P6"/>
      <text:p text:style-name="P2"><text:span text:style-name="T7">(...и</text:span>ногда <text:span text:style-name="T7">сам </text:span>себя спрашиваю: а изначальный лектор <text:span text:style-name="T7">вообще-то</text:span> понимал о чём толкует, или просто зарабатывал на жизнь тем, что изобрёл <text:span text:style-name="T8">заковыристый способ жонглировать «вещью в себе», «вещью на себе» и прочими вещами в различных позициях?..)</text:span></text:p>
      <text:p text:style-name="P2"/>
      <text:p text:style-name="P7"><text:s/>Но одно место я досконально понял — там где идёт рассуждение, что германскому каменщику для выполнения дневной нормы надо съесть полфунта сала и фунт хлеба, тогда как французский и одной гроздью винограда обходится.</text:p>
      <text:p text:style-name="P5"/>
      <text:p text:style-name="P8">Летом на Декабристов 13 началась реконструкция. </text:p>
      <text:p text:style-name="P8">Мой отец решил сделать ход в пристроенную комнату прямиком из гостиной, а дверь с веранды заложить. Зимой туда будет доходить тепло от печки и можно жить. </text:p>
      <text:p text:style-name="P8">Заодно и всей хате сделали капитальный ремонт.</text:p>
      <text:p text:style-name="P8">После перестройки я переехал в комнату, а к Наташе приехала её подруга из Шостки. Они <text:span text:style-name="T6">раньше </text:span>вместе учились в техникуме.</text:p>
      <text:p text:style-name="P8">Потом подруга вышла замуж, развелась, но не жалела, потому что умеет шить джинсы как «Levi's» просто материал не совсем тот, но всё равно хорошо зарабатывала.</text:p>
      <text:p text:style-name="P8">Невысокого роста, смуглая такая, но волосы крашенные и очень даже симпатичная фигура.</text:p>
      <text:p text:style-name="P8">Но я, конечно, держал себя в узде и глазам воли не давал; <text:s/>и <text:span text:style-name="T7">Наташу </text:span>не спрашивал<text:span text:style-name="T7"> — это</text:span> у её <text:span text:style-name="T7">подруги </text:span>отпуск<text:span text:style-name="T7">, </text:span>или как? </text:p>
      <text:p text:style-name="P8">Вернувшись с работы, я садился за стол и читал со словарём книги на английском языке или газету британских коммунистов «Morning Star», которую продавали в киосках по 13 коп., а после ужина работал над переводами, так что с гостьей особого общения не поддерживал.</text:p>
      <text:p text:style-name="P8"/>
      <text:p text:style-name="P8">Не знаю, откуда Ира узнала про пополнение на Декабристов 13, но она вдруг начала меня расспрашивать про Наташину подругу, а потом сказала, что сама хочет переехать в Конотоп, и чтоб я поговорил <text:s/>с моими родителями.</text:p>
      <text:p text:style-name="P8">В Конотоп я вернулся как на крыльях <text:span text:style-name="T9">и сразу же позвал отца с матерью во двор. </text:span></text:p>
      <text:p text:style-name="P9">Они сели на лавочку под деревом, а я на ступеньку крыльца веранды и рассказал о желании Иры переехать сюда. </text:p>
      <text:p text:style-name="P9">Я был совершенно не готов к тому, что произошло дальше.</text:p>
      <text:p text:style-name="P9">Моя мать скрестила руки на груди и сказала, что Иру она не примет, потому что вдвоём им тут не ужиться.</text:p>
      <text:p text:style-name="P9">Я слышал её слова, но не понимал — как же так? — моя мать всегда была за меня, а теперь сидит на лавочке скрестив руки и говорит, что Иру сюда не пустит. </text:p>
      <text:p text:style-name="P9">Я обратился за помощью к отцу — он пожал плечами:</text:p>
      <text:p text:style-name="P9">- А что я? Хата на неё записана, она тут хозяйка.</text:p>
      <text:p text:style-name="P9">Во дворе давно уже было темно, но в свете лампочки из веранды я видел насколько непримиримо спокойно сидит моя мать — её ничем не уговоришь.</text:p>
      <text:p text:style-name="P9">Отец ушёл в дом, а я так и сидел на ступеньке и тупо молчал.</text:p>
      <text:p text:style-name="P9">Звякнула калитка и вошла Наташина подруга, но одна, без Наташи.</text:p>
      <text:p text:style-name="P9"><text:soft-page-break/>- А что это вы такие?- и она присела на лавочку рядом с моей матерью.</text:p>
      <text:p text:style-name="P9">Та сразу оживилась и начала говорить, что завтра они вчетвером — мои родители, Наташа и Леночка — поедут на Сейм в рембазовский лагерь отдыха на всю неделю, но холодильник полный <text:span text:style-name="T6">и всё,</text:span> что надо, <text:span text:style-name="T7">сами </text:span>себе сготовите.</text:p>
      <text:p text:style-name="P9">Подруга поддакивала и повернулась так, что<text:span text:style-name="T6">бы</text:span> свет из веранды рельефно обрисов<text:span text:style-name="T6">ыв</text:span>ал её большие груди обтянутые мягкой водолазкой.</text:p>
      <text:p text:style-name="P9">Даже ошарашенный результатом переговоров с родителями, я понял, что обречён, и что <text:span text:style-name="T7">если меня </text:span><text:s/>остав<text:span text:style-name="T7">ить</text:span> один на один с такой грудью, без никого во всей хате, никакая узда не выдержит. <text:span text:style-name="T10">Себя-то я знаю — за целую неделю мою праведность не спасёт даже совпадение её имени с именем моей матери. </text:span></text:p>
      <text:p text:style-name="P10">И <text:s/>чем <text:span text:style-name="T6">ни был </text:span>заполнен холодильник, но преуготованный к закланию агнец невинный — это я.</text:p>
      <text:p text:style-name="P9"/>
      <text:p text:style-name="P11">На следующий день после работы я не пошёл, ка<text:span text:style-name="T6">к</text:span> обычно, вдоль путей и заводской стены, а сел на поселковый трамвай и доехал до тринадцатой школы. </text:p>
      <text:p text:style-name="P11">Оттуда я двинулся вдоль по Нежинской, заходя во дворы хат с одним и тем же вопросом:</text:p>
      <text:p text:style-name="P11">- Где тут можно найти квартиру?</text:p>
      <text:p text:style-name="P11">В тридцать каком-то номере мне сказали, что в хате под берёзой напротив Нежинского магазина, кажется, сдают.</text:p>
      <text:p text:style-name="P11">Берёза нашлась где сказано и до того старинная, что кирпичная хата под ней смотрелась совсем маленькой, хотя на самом деле состояла из двух комнат и кухни, не считая полутёмного коридора-веранды.</text:p>
      <text:p text:style-name="P11">Хозяйка хаты, одинокая пенсионерка Прасковья Хвост, с подозрением осмотрела меня, но показала комнатушку два на три метра, окно которой выходило на широкий ствол берёзы в запущенном палисаднике. </text:p>
      <text:p text:style-name="P11">Треть комнаты занимала железная кровать довоенного образца. Вход был из кухни, а вместо двери в нём висела пара шторок; направо из той же кухни, за такими же шторками находилась хозяйкина комната.</text:p>
      <text:p text:style-name="P11">Для меня очень важно было уйти с Декабристов <text:span text:style-name="T6">в тот</text:span> же <text:span text:style-name="T6">день и мы условились за 20 руб. в </text:span><text:span text:style-name="T4">месяц. </text:span></text:p>
      <text:p text:style-name="P3"/>
      <text:p text:style-name="P3"><text:span text:style-name="T2">(...в</text:span><text:span text:style-name="T4">последствии Лида из нашей бригады мне говорила, что </text:span><text:span text:style-name="T5">Н</text:span><text:span text:style-name="T4">а Семи Ветрах можно найти квартиру и за 18 руб., но я даже смотреть не ходил...</text:span><text:span text:style-name="T2">)</text:span></text:p>
      <text:p text:style-name="P4"/>
      <text:p text:style-name="P12">Придя на улицу Декабристов, я одолжил у соседа Колесникова возок, поставил его у калитки, а уж потом зашёл во двор.</text:p>
      <text:p text:style-name="P12">Галя сидела в кресле гостиной и смотрела телевизор.</text:p>
      <text:p text:style-name="P12">Я вежливо поздоровался, сказал, что не голоден и прошёл в свою комнату — снимать книги с полок и разбирать этажерку. </text:p>
      <text:p text:style-name="P12">Окна комнаты не открываются в них сделаны только форточки и, чтобы всякий раз не переобуваться в домашники на веранде, через гостиную и кухню я простелил развёрнутые листы «Morning Star».</text:p>
      <text:p text:style-name="P12"><text:s/><text:span text:style-name="T11">М</text:span>олодая женщина непонимающе следила за моими манипуляциями из своего кресла. </text:p>
      <text:p text:style-name="P12">По этому газетному <text:span text:style-name="T6">тротуару</text:span> я перетаскал книги и запчасти этажерки в ожидающий на улице возок.</text:p>
      <text:p text:style-name="P12">Всё уместилось, только ехать пришлось медленно — <text:span text:style-name="T6">положенные</text:span> сверху лакированные полки скользили друг по дружке.</text:p>
      <text:p text:style-name="P12">В хате на Нежинской к домохозяйке успела присоединиться ещё какая-то старуха и они, притихнув, <text:span text:style-name="T6">наблюдали</text:span> как подпольщик заносит стопки нелегальной литературы на свою новую явочную квартиру.</text:p>
      <text:p text:style-name="P12">Я вернул возок <text:span text:style-name="T6">хозяину</text:span>, собрал постельное и кое-что из одежды — одесский портфель уже стоял наготове — и очень вежливо попрощался с Галей, оставляя её наедине с телевизором, <text:soft-page-break/>потому что я умею побеждать с достоинством.</text:p>
      <text:p text:style-name="P12"/>
      <text:p text:style-name="P1"><text:span text:style-name="T2">(...в</text:span><text:span text:style-name="T1"> принципе это не её вина, что угодила в самую гущу семейной распри; зато потом она смогла выйти замуж за хлопца с Посёлка, хотя </text:span><text:span text:style-name="T3">и</text:span><text:span text:style-name="T1"> не насовсем, но это уже её </text:span><text:span text:style-name="T2">личная </text:span><text:span text:style-name="T1">история...</text:span>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0:59:31.555753908</meta:creation-date>
    <dc:date>2017-03-03T10:59:38.883632773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50" meta:word-count="1048" meta:character-count="6407" meta:non-whitespace-character-count="5374"/>
    <meta:generator>LibreOffice/4.3.3.2$Linux_x86 LibreOffice_project/430m0$Build-2</meta:generator>
  </office:meta>
</office:document-meta>
</file>